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065d0" officeooo:paragraph-rsid="001065d0"/>
    </style:style>
    <style:style style:name="P2" style:family="paragraph" style:parent-style-name="Standard">
      <style:paragraph-properties fo:text-align="start" style:justify-single-word="false"/>
      <style:text-properties officeooo:rsid="001065d0" officeooo:paragraph-rsid="001065d0"/>
    </style:style>
    <style:style style:name="P3" style:family="paragraph" style:parent-style-name="Standard" style:list-style-name="L1">
      <style:text-properties officeooo:rsid="001065d0" officeooo:paragraph-rsid="0010dd19"/>
    </style:style>
    <style:style style:name="P4" style:family="paragraph" style:parent-style-name="Standard">
      <style:text-properties officeooo:paragraph-rsid="001065d0"/>
    </style:style>
    <style:style style:name="P5" style:family="paragraph" style:parent-style-name="Standard">
      <style:paragraph-properties fo:text-align="start" style:justify-single-word="false"/>
      <style:text-properties officeooo:paragraph-rsid="001065d0"/>
    </style:style>
    <style:style style:name="P6" style:family="paragraph" style:parent-style-name="Standard">
      <style:paragraph-properties fo:text-align="start" style:justify-single-word="false"/>
      <style:text-properties officeooo:paragraph-rsid="0010dd19"/>
    </style:style>
    <style:style style:name="P7" style:family="paragraph" style:parent-style-name="Standard">
      <style:paragraph-properties fo:text-align="start" style:justify-single-word="false"/>
      <style:text-properties style:font-name="Lucida Console" officeooo:paragraph-rsid="001065d0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T1" style:family="text">
      <style:text-properties officeooo:rsid="001065d0"/>
    </style:style>
    <style:style style:name="T2" style:family="text">
      <style:text-properties officeooo:rsid="0010dd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rute force sign in</text:p>
      <text:p text:style-name="P1"/>
      <text:p text:style-name="P1">Le procédé consiste à lancer des requetes avec différents username et/ou mot de passe de façon automatique jusqu’à ce qu’on trouve un couple solution.</text:p>
      <text:p text:style-name="P1"/>
      <text:p text:style-name="P1">On a constaté que quand on essayé de se connecter sur le site, le contenu des variables username et password était écrit en clair dans la barre d’adresse.</text:p>
      <text:p text:style-name="P1"/>
      <text:p text:style-name="P9">Exploration</text:p>
      <text:p text:style-name="P4"><text:span text:style-name="T1"><text:tab/>Tim, nous a conseillé de faire un brute force avec un logiciel nommé hydra </text:span><text:a xlink:type="simple" xlink:href="https://infinitelogins.com/2020/02/22/how-to-brute-force-websites-using-hydra/" text:style-name="Internet_20_link" text:visited-style-name="Visited_20_Internet_20_Link"><text:span text:style-name="T1">https://infinitelogins.com/2020/02/22/how-to-brute-force-websites-using-hydra/</text:span></text:a><text:span text:style-name="T1"> et d’autres amis nous ont parlé de kali </text:span><text:a xlink:type="simple" xlink:href="https://www.kali.org/get-kali/#kali-virtual-machines" text:style-name="Internet_20_link" text:visited-style-name="Visited_20_Internet_20_Link">https://www.kali.org/get-kali/#kali-virtual-machines</text:a></text:p>
      <text:p text:style-name="P4"><text:span text:style-name="T1"><text:tab/>Quand on avait cherché le flag dans la barre « member search by id », on avait pu récupérer pas mal d’infos sur les différents membres enregistrés tels que first_name et last_name mais pas de username (</text:span><text:a xlink:type="simple" xlink:href="http://10.13.200.240/?page=member&amp;id=1+or+true+union+select+first_name%2C+last_name+from+users&amp;Submit=Submit" text:style-name="Internet_20_link" text:visited-style-name="Visited_20_Internet_20_Link">http://10.13.200.240/?page=member&amp;id=1+or+true+union+select+first_name%2C+last_name+from+users&amp;Submit=Submit</text:a><text:a xlink:type="simple" xlink:href="http://10.13.200.240/?page=member&amp;id=1+or+true+union+select+first_name%2C+last_name+from+users&amp;Submit=Submit#" text:style-name="Internet_20_link" text:visited-style-name="Visited_20_Internet_20_Link">#</text:a><text:span text:style-name="T1">) je suis donc partie sur ces infos comme indice pour le username et j’ai tenté de brute force avec hydra en utilisant rockyou.txt comme dictionnaire de mot de passe.</text:span></text:p>
      <text:p text:style-name="P5"><text:span text:style-name="T1">La ligne de commande pour brute force avec hydra ressemble à ça : 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hydra -l two -P /usr/share/wordlists/rockyou.txt 10.13.200.240 http-get-form "/:?page=signin&amp;username=^USER^&amp;password=^PASS^&amp;Login=:Home"</text:p>
          </table:table-cell>
        </table:table-row>
      </table:table>
      <text:p text:style-name="P2">^USER^ est la variable <text:s/>utilisée pour le username et renseignée par l’option -l</text:p>
      <text:p text:style-name="P2">^PASS^ est la variable utilisée pour le password et r<text:span text:style-name="T2">e</text:span>nseignée par l’option -P (en majuscule c’est pour utiliser les éléments d’une liste ).</text:p>
      <text:p text:style-name="P2">Ce fut un echec.</text:p>
      <text:p text:style-name="P2">On nous a alors conseillé de refouiller la DB et de regarder un « rang au dessus » pour voir toutes les basses et de faire un script de test pour le brute force.</text:p>
      <text:p text:style-name="P5"><text:span text:style-name="T1">Grace au site </text:span><text:a xlink:type="simple" xlink:href="https://dev.mysql.com/doc/refman/5.7/en/information-schema-schemata-table.html" text:style-name="Internet_20_link" text:visited-style-name="Visited_20_Internet_20_Link">https://dev.mysql.com/doc/refman/5.7/en/information-schema-schemata-table.html</text:a> « 1 or true union select schema_name, catalog_name from information_schema.schemata » <text:span text:style-name="T2">donne un résultat intéressant </text:span>(cf nameetcatalogfromschemata.png) </text:p>
      <text:p text:style-name="P6"><text:span text:style-name="T2">Face aux difficultés rencontrées pour inspecter le contenu des autres databases, je me lance dans l’écriture d’un script en bash pour faire le brute force.</text:span></text:p>
      <text:p text:style-name="P5"/>
      <text:p text:style-name="P9">Offensive</text:p>
      <text:p text:style-name="P1"><text:tab/><text:span text:style-name="T2">J’ai lancé mon script avec « admin » en tant que username et j’ai pu trouver un mot de passe correspondant ce qui m’a donné le flag.</text:span></text:p>
      <text:p text:style-name="P1"/>
      <text:p text:style-name="P9">Faille</text:p>
      <text:p text:style-name="P1"><text:tab/></text:p>
      <text:p text:style-name="P9">Mitigation</text:p>
      <text:p text:style-name="P1"/>
      <text:p text:style-name="P9">Sources</text:p>
      <text:list xml:id="list1189050327" text:style-name="L1">
        <text:list-item>
          <text:p text:style-name="P3"><text:a xlink:type="simple" xlink:href="https://infinitelogins.com/2020/02/22/how-to-brute-force-websites-using-hydra/" text:style-name="Internet_20_link" text:visited-style-name="Visited_20_Internet_20_Link">https://infinitelogins.com/2020/02/22/how-to-brute-force-websites-using-hydra/</text:a></text:p>
        </text:list-item>
        <text:list-item>
          <text:p text:style-name="P3"><text:a xlink:type="simple" xlink:href="https://www.kali.org/get-kali/#kali-virtual-machines" text:style-name="Internet_20_link" text:visited-style-name="Visited_20_Internet_20_Link">https://www.kali.org/get-kali/#kali-virtual-machines</text:a></text:p>
        </text:list-item>
        <text:list-item>
          <text:p text:style-name="P3"><text:a xlink:type="simple" xlink:href="https://dev.mysql.com/doc/refman/5.7/en/information-schema-schemata-table.html" text:style-name="Internet_20_link" text:visited-style-name="Visited_20_Internet_20_Link">https://dev.mysql.com/doc/refman/5.7/en/information-schema-schemata-table.html</text:a> </text:p>
        </text:list-item>
        <text:list-item>
          <text:p text:style-name="P3"><text:a xlink:type="simple" xlink:href="https://medium.com/securebit/brute-forcing-using-custom-shell-scripts-abf73eaf9cda" text:style-name="Internet_20_link" text:visited-style-name="Visited_20_Internet_20_Link">https://medium.com/securebit/brute-forcing-using-custom-shell-scripts-abf73eaf9cda</text:a> </text:p>
        </text:list-item>
        <text:list-item>
          <text:p text:style-name="P3"><text:a xlink:type="simple" xlink:href="https://linuxhint.com/curl_bash_examples/" text:style-name="Internet_20_link" text:visited-style-name="Visited_20_Internet_20_Link">https://linuxhint.com/curl_bash_examples/</text:a> </text:p>
        </text:list-item>
        <text:list-item>
          <text:p text:style-name="P3"><text:a xlink:type="simple" xlink:href="https://debian-facile.org/doc:programmation:shells:script-bash-variables-arguments-parametres" text:style-name="Internet_20_link" text:visited-style-name="Visited_20_Internet_20_Link">https://debian-facile.org/doc:programmation:shells:script-bash-variables-arguments-parametres</text:a> </text:p>
        </text:list-item>
        <text:list-item>
          <text:p text:style-name="P3"><text:a xlink:type="simple" xlink:href="https://stackoverflow.com/questions/25877637/while-variable-is-not-equal-to-x-or-y-bash" text:style-name="Internet_20_link" text:visited-style-name="Visited_20_Internet_20_Link">https://stackoverflow.com/questions/25877637/while-variable-is-not-equal-to-x-or-y-bash</text:a> </text:p>
        </text:list-item>
        <text:list-item>
          <text:p text:style-name="P3"><text:a xlink:type="simple" xlink:href="https://www.cyberciti.biz/faq/unix-howto-read-line-by-line-from-file/" text:style-name="Internet_20_link" text:visited-style-name="Visited_20_Internet_20_Link">https://www.cyberciti.biz/faq/unix-howto-read-line-by-line-from-file/</text:a> </text:p>
        </text:list-item>
        <text:list-item>
          <text:p text:style-name="P3"><text:soft-page-break/>rockyou.txt <text:a xlink:type="simple" xlink:href="https://www.google.com/url?sa=t&amp;rct=j&amp;q=&amp;esrc=s&amp;source=web&amp;cd=&amp;cad=rja&amp;uact=8&amp;ved=2ahUKEwiq8b3jp7j-AhUMif0HHVVYB5QQFnoECAgQAQ&amp;url=https%3A%2F%2Fgithub.com%2Fbrannondorsey%2Fnaive-hashcat%2Freleases%2Fdownload%2Fdata%2Frockyou.txt&amp;usg=AOvVaw3snAERl1mU6Ccr4WFEazBd" text:style-name="Internet_20_link" text:visited-style-name="Visited_20_Internet_20_Link">https://www.google.com/url?sa=t&amp;rct=j&amp;q=&amp;esrc=s&amp;source=web&amp;cd=&amp;cad=rja&amp;uact=8&amp;ved=2ahUKEwiq8b3jp7j-AhUMif0HHVVYB5QQFnoECAgQAQ&amp;url=https%3A%2F%2Fgithub.com%2Fbrannondorsey%2Fnaive-hashcat%2Freleases%2Fdownload%2Fdata%2Frockyou.txt&amp;usg=AOvVaw3snAERl1mU6Ccr4WFEazBd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15:07:36.762000000</meta:creation-date>
    <dc:date>2023-04-21T15:31:24.108000000</dc:date>
    <meta:editing-duration>PT10M46S</meta:editing-duration>
    <meta:editing-cycles>2</meta:editing-cycles>
    <meta:generator>LibreOffice/7.0.3.1$Windows_X86_64 LibreOffice_project/d7547858d014d4cf69878db179d326fc3483e082</meta:generator>
    <meta:document-statistic meta:table-count="1" meta:image-count="0" meta:object-count="0" meta:page-count="2" meta:paragraph-count="29" meta:word-count="338" meta:character-count="3093" meta:non-whitespace-character-count="2778"/>
  </office:meta>
</office:document-meta>
</file>